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ff0000" draw:opacity="25%"/>
      <style:paragraph-properties fo:text-align="center"/>
      <style:text-properties fo:font-size="12pt"/>
    </style:style>
    <style:style style:name="P4" style:family="paragraph">
      <loext:graphic-properties draw:fill="solid" draw:fill-color="#ff0000"/>
      <style:paragraph-properties fo:text-align="center"/>
      <style:text-properties fo:font-size="12pt"/>
    </style:style>
    <style:style style:name="P5" style:family="paragraph">
      <loext:graphic-properties draw:fill="solid" draw:fill-color="#ffff00" draw:opacity="25%"/>
      <style:paragraph-properties fo:text-align="center"/>
      <style:text-properties fo:font-size="12pt"/>
    </style:style>
    <style:style style:name="P6" style:family="paragraph">
      <loext:graphic-properties draw:fill="solid" draw:fill-color="#ffff00" draw:opacity="100%"/>
      <style:paragraph-properties fo:text-align="center"/>
      <style:text-properties fo:font-size="12pt"/>
    </style:style>
    <style:style style:name="P7" style:family="paragraph">
      <loext:graphic-properties draw:fill="solid" draw:fill-color="#2a6099" draw:opacity="25%"/>
      <style:paragraph-properties fo:text-align="center"/>
      <style:text-properties fo:font-size="12pt"/>
    </style:style>
    <style:style style:name="P8" style:family="paragraph">
      <loext:graphic-properties draw:fill="solid" draw:fill-color="#2a6099" draw:opacity="100%"/>
      <style:paragraph-properties fo:text-align="center"/>
      <style:text-properties fo:font-size="12pt"/>
    </style:style>
    <style:style style:name="P9" style:family="paragraph">
      <loext:graphic-properties draw:fill-color="#ff6600" draw:opacity="25%"/>
      <style:paragraph-properties fo:text-align="center"/>
      <style:text-properties fo:font-size="12pt"/>
    </style:style>
    <style:style style:name="P10" style:family="paragraph">
      <loext:graphic-properties draw:fill-color="#801900" draw:opacity="25%"/>
      <style:paragraph-properties fo:text-align="center"/>
      <style:text-properties fo:font-size="12pt"/>
    </style:style>
    <style:style style:name="P11" style:family="paragraph">
      <loext:graphic-properties draw:fill-color="#99ff66" draw:opacity="25%"/>
      <style:paragraph-properties fo:text-align="center"/>
      <style:text-properties fo:font-size="12pt"/>
    </style:style>
    <style:style style:name="P12" style:family="paragraph">
      <loext:graphic-properties draw:fill="solid" draw:fill-color="#ff6600" draw:opacity="25%"/>
      <style:paragraph-properties fo:text-align="center"/>
      <style:text-properties fo:font-size="12pt"/>
    </style:style>
    <style:style style:name="P13" style:family="paragraph">
      <loext:graphic-properties draw:fill="solid" draw:fill-color="#801900" draw:opacity="25%"/>
      <style:paragraph-properties fo:text-align="center"/>
      <style:text-properties fo:font-size="12pt"/>
    </style:style>
    <style:style style:name="gr1" style:family="graphic">
      <style:graphic-properties draw:fill="solid" draw:fill-color="#ff00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0000" draw:textarea-horizontal-align="justify" draw:textarea-vertical-align="middle" draw:auto-grow-height="false" fo:min-height="0.1346in" fo:min-width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ffff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ffff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2a6099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2a6099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="solid"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solid"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8" draw:name="Shape 44" draw:style-name="gr8" draw:text-style-name="P10" svg:width="0.1335in" svg:height="0.1335in" svg:x="6.3591in" svg:y="0.4272in"><text:p/><draw:enhanced-geometry svg:viewBox="0 0 21600 21600" draw:type="rectangle" draw:enhanced-path="M 0 0 L 21600 0 21600 21600 0 21600 0 0 Z N"/></draw:custom-shape><draw:custom-shape text:anchor-type="paragraph" draw:z-index="4" draw:name="Shape 71" draw:style-name="gr9" draw:text-style-name="P11" svg:width="0.1335in" svg:height="0.1335in" svg:x="1.4189in" svg:y="0.411in"><text:p/><draw:enhanced-geometry svg:viewBox="0 0 21600 21600" draw:type="rectangle" draw:enhanced-path="M 0 0 L 21600 0 21600 21600 0 21600 0 0 Z N"/></draw:custom-shape><draw:custom-shape text:anchor-type="paragraph" draw:z-index="13" draw:name="Shape 3" draw:style-name="gr5" draw:text-style-name="P7" svg:width="0.1335in" svg:height="0.1335in" svg:x="3.3925in" svg:y="0.4189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0" draw:name="Shape 10" draw:style-name="gr1" draw:text-style-name="P3" svg:width="0.135in" svg:height="0.135in" svg:x="0.3953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3" draw:name="Shape 70" draw:style-name="gr11" draw:text-style-name="P12" svg:width="0.1335in" svg:height="0.1335in" svg:x="0.3957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16" draw:name="Shape 6" draw:style-name="gr4" draw:text-style-name="P6" svg:width="0.1343in" svg:height="0.1343in" svg:x="0.3945in" svg:y="0.1752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><draw:custom-shape text:anchor-type="paragraph" draw:z-index="7" draw:name="Shape 43" draw:style-name="gr9" draw:text-style-name="P11" svg:width="0.1335in" svg:height="0.1335in" svg:x="0.3929in" svg:y="0.1598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4" draw:name="Shape 4" draw:style-name="gr5" draw:text-style-name="P7" svg:width="0.1335in" svg:height="0.1335in" svg:x="0.3417in" svg:y="0.163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" draw:name="Shape 69" draw:style-name="gr12" draw:text-style-name="P13" svg:width="0.1335in" svg:height="0.1335in" svg:x="0.4047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8" draw:name="Shape 8" draw:style-name="gr2" draw:text-style-name="P4" svg:width="0.135in" svg:height="0.135in" svg:x="0.3819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0" draw:name="Shape 67" draw:style-name="gr7" draw:text-style-name="P9" svg:width="0.1335in" svg:height="0.1335in" svg:x="0.3492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5" draw:name="Shape 5" draw:style-name="gr3" draw:text-style-name="P5" svg:width="0.1343in" svg:height="0.1343in" svg:x="0.4in" svg:y="0.175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8" draw:style-name="gr9" draw:text-style-name="P11" svg:width="0.1335in" svg:height="0.1335in" svg:x="0.4091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1" draw:style-name="gr6" draw:text-style-name="P8" svg:width="0.1335in" svg:height="0.1335in" svg:x="0.3929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5" draw:name="Shape 72" draw:style-name="gr10" draw:text-style-name="P10" svg:width="0.1343in" svg:height="0.1343in" svg:x="0.4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9" draw:name="Shape 9" draw:style-name="gr1" draw:text-style-name="P3" svg:width="0.135in" svg:height="0.135in" svg:x="0.4146in" svg:y="0.174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46" draw:style-name="gr7" draw:text-style-name="P9" svg:width="0.1335in" svg:height="0.1335in" svg:x="0.3992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><draw:custom-shape text:anchor-type="paragraph" draw:z-index="17" draw:name="Shape 7" draw:style-name="gr3" draw:text-style-name="P5" svg:width="0.1343in" svg:height="0.1343in" svg:x="0.4161in" svg:y="0.1709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73" draw:style-name="gr9" draw:text-style-name="P11" svg:width="0.1335in" svg:height="0.1335in" svg:x="0.4071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2" draw:name="Shape 2" draw:style-name="gr5" draw:text-style-name="P7" svg:width="0.1335in" svg:height="0.1335in" svg:x="0.4244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9" draw:name="Shape 45" draw:style-name="gr8" draw:text-style-name="P10" svg:width="0.1335in" svg:height="0.1335in" svg:x="0.4173in" svg:y="0.1618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2T11:17:45.632584867</dc:date>
    <meta:editing-duration>PT1H44M11S</meta:editing-duration>
    <meta:editing-cycles>12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